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 style:shadow="none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3.8778in" style:rel-column-width="37969*"/>
    </style:style>
    <style:style style:name="Table2.C" style:family="table-column">
      <style:table-column-properties style:column-width="0.0597in" style:rel-column-width="584*"/>
    </style:style>
    <style:style style:name="Table2.D" style:family="table-column">
      <style:table-column-properties style:column-width="0.6271in" style:rel-column-width="6140*"/>
    </style:style>
    <style:style style:name="Table2.E" style:family="table-column">
      <style:table-column-properties style:column-width="0.7479in" style:rel-column-width="7323*"/>
    </style:style>
    <style:style style:name="Table2.F" style:family="table-column">
      <style:table-column-properties style:column-width="0.9451in" style:rel-column-width="925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style:text-underline-style="none" officeooo:rsid="00fd8749"/>
    </style:style>
    <style:style style:name="T18" style:family="text">
      <style:text-properties style:font-name="Arial" style:text-underline-style="none" fo:font-weight="bold" officeooo:rsid="00245a79" style:font-weight-asian="bold" style:font-weight-complex="bold"/>
    </style:style>
    <style:style style:name="T19" style:family="text">
      <style:text-properties officeooo:rsid="00e4fbe7"/>
    </style:style>
    <style:style style:name="T20" style:family="text">
      <style:text-properties officeooo:rsid="0120ec3c"/>
    </style:style>
    <style:style style:name="T21" style:family="text">
      <style:text-properties officeooo:rsid="010c1286"/>
    </style:style>
    <style:style style:name="T22" style:family="text">
      <style:text-properties officeooo:rsid="010e365d"/>
    </style:style>
    <style:style style:name="T23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span text:style-name="T21"><text:text-input text:description="&lt;_(&quot;To&quot;)&gt;">To</text:text-input></text:span>: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3"><text:span text:style-name="T17"><text:text-input text:description="&lt;_(&quot;VAT no.&quot;)&gt;">VAT no.</text:text-input></text:span><text:span text:style-name="T17">:</text:span><text:span text:style-name="T18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2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F1" office:value-type="string">
            <text:p text:style-name="P56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F2" office:value-type="string">
            <text:p text:style-name="P58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0"><text:text-input text:description="&lt;_(&quot;TOTAL&quot;)&gt;">TOTAL</text:text-input></text:span><text:span text:style-name="T10">:</text:span>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text-input text:description="&lt;_(&quot;TOTAL DISCOUNT&quot;)&gt;">TOTAL DISCOUNT</text:text-input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2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20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7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6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covered-table-cell/>
          <table:table-cell table:style-name="Table2.A10" table:number-columns-spanned="3" office:value-type="string">
            <text:p text:style-name="P68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7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39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3T15:51:46.451524884</dc:date>
    <meta:editing-duration>P1DT21H43M57S</meta:editing-duration>
    <meta:editing-cycles>286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80" meta:character-count="1601" meta:non-whitespace-character-count="1496"/>
  </office:meta>
</office:document-meta>
</file>